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ea2c" officeooo:paragraph-rsid="001bea2c"/>
    </style:style>
    <style:style style:name="P2" style:family="paragraph" style:parent-style-name="Standard">
      <style:paragraph-properties fo:line-height="100%" fo:text-align="center" style:justify-single-word="false"/>
      <style:text-properties officeooo:rsid="001bea2c" officeooo:paragraph-rsid="001bea2c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1bea2c" officeooo:paragraph-rsid="001bea2c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1bea2c" officeooo:paragraph-rsid="00230607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fo:font-weight="bold" officeooo:rsid="001bea2c" officeooo:paragraph-rsid="001bea2c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1de1f7" officeooo:paragraph-rsid="001de1f7"/>
    </style:style>
    <style:style style:name="T1" style:family="text">
      <style:text-properties officeooo:rsid="001de1f7"/>
    </style:style>
    <style:style style:name="T2" style:family="text">
      <style:text-properties officeooo:rsid="001e5fb0"/>
    </style:style>
    <style:style style:name="T3" style:family="text">
      <style:text-properties officeooo:rsid="001f57ef"/>
    </style:style>
    <style:style style:name="T4" style:family="text">
      <style:text-properties officeooo:rsid="00221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sumo Trabalho Final de Estrutura de Dados.</text:p>
      <text:p text:style-name="P2"/>
      <text:p text:style-name="P2">Alunos: Bruno Torres Marques e Jhonattan Nascimento Barbosa</text:p>
      <text:p text:style-name="P2"/>
      <text:p text:style-name="P2">Prof: Enyo</text:p>
      <text:p text:style-name="P1"/>
      <text:p text:style-name="P3"><text:tab/>O código possui 5 arquivos sendo: dois arquivos .h com os protótipos de cada uma das funções e structs utilizadas, 2 arquivos .c onde são implementadas os arquivos implementados da árvore e das funções de jogo e por fim 1 arquivo main.c para rodar o programa como um todo.</text:p>
      <text:p text:style-name="P3"><text:tab/>No arquivo “<text:span text:style-name="T1">a</text:span>rvore.<text:span text:style-name="T1">c”</text:span> são implementadas <text:span text:style-name="T2">duas structs Arvore e No e</text:span> as funções de <text:s/>inserção, criação, remoção <text:span text:style-name="T1">e liberar</text:span> da árvore binaria e as funções que fariam o balanceamento avl(funções de rotação, fator de balanceamento, calcular altura dos nós, além de inserção e remoção modificadas) mas devido a erros de compilação não conseguimos colocá-las para funcionamento, mesmo assim estamos enviando doa-as para análise. <text:span text:style-name="T1">As funções da árvore binaria permanecem iguais as disponibilizadas pelo professor, foi modificado apenas as condições de remoção. Modificamos a função para que ela sempre remova o menor valor como necessário para o jogo. </text:span></text:p>
      <text:p text:style-name="P4"><text:tab/><text:span text:style-name="T4">No arquivo jogo.h além de termos os protótipos das funções e temos a declaração da struct jogador com seus campos nome, deck, rodadas e partidas.<text:tab/>No arquivo “jogo.c” temos uma struct carta e mais 7 funções todas relacionadas ao funcionamento do jogo. <text:s/>A struct carta possui 13 contadores, onde cada um e responsável por uma carta do baralho e mais tarde serão usados para comparação ao inserir. Temos a função criar jogador() na qual e alocado espaço de memoria para uma struct jogador, inserido seu nome, e inicializando os contadores com zero, no campo deck da struct recebe-se a função preencher árvore passando o ponteiro struct carta como parâmetro. Logo após finalizado a struct jogador e totalmente retornada para main onde a real struct já recebe tudo pronto. </text:span></text:p>
      <text:p text:style-name="P4"><text:span text:style-name="T4">Na função criar car() é alocado espaço de memoria para um ponteiro struct do tipo Carta e setado a todos os seus campos o valor como 0. A função preencher arvore() gera os valores aleatórios e além de verificar se foram inseridas mais do que 4 cartas da mesma nos decks. A função jogar é a que realiza as remoções e compara quais foram os ganhadores da rodada pontuando o contador da maior carta retirada de seu respectivo baralho. A função ganhou_partida() verifica quem ganhou mais rodadas e pontua para o o campo de partidas do jogador que mais pontuou no contador de rodadas. Por fim temos mais duas funções vencedor jogo() no qual verifica qual foi o jogador que pontuou o maior número de partidas e printa o/os jogadores que ganharam o jogo, além da função liberar_jog() na qual libera o espaço alocado por jogador e o espaço alocado pela árvore.</text:span></text:p>
      <text:p text:style-name="P6"><text:tab/><text:span text:style-name="T4">Por fim temos a main no qual instanciamos o srand para garantir os valores aleatórios, os três ponteiros jogadores, a struct carta. Primeiramente lemos a quantidade de partidas que serão jogados pelos três jogadores, criamos cada um deles e preenchemos seus respectivos decks para cada interação de do while até as partidas serem acabadas e chegarmos ao resultado do ganhador do jog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2:36:40.373085670</meta:creation-date>
    <dc:date>2019-06-17T23:46:07.436004708</dc:date>
    <meta:editing-duration>PT5M5S</meta:editing-duration>
    <meta:editing-cycles>1</meta:editing-cycles>
    <meta:document-statistic meta:table-count="0" meta:image-count="0" meta:object-count="0" meta:page-count="1" meta:paragraph-count="8" meta:word-count="505" meta:character-count="3034" meta:non-whitespace-character-count="2529"/>
    <meta:generator>LibreOffice/5.2.7.2$Linux_X86_64 LibreOffice_project/20m0$Build-2</meta:generator>
  </office:meta>
</office:document-meta>
</file>